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3.704cm"/>
    </style:style>
    <style:style style:name="Tableau1.B" style:family="table-column">
      <style:table-column-properties style:column-width="3.006cm"/>
    </style:style>
    <style:style style:name="Tableau1.C" style:family="table-column">
      <style:table-column-properties style:column-width="2.588cm"/>
    </style:style>
    <style:style style:name="Tableau1.D" style:family="table-column">
      <style:table-column-properties style:column-width="2.307cm"/>
    </style:style>
    <style:style style:name="Tableau1.F" style:family="table-column">
      <style:table-column-properties style:column-width="2.817cm"/>
    </style:style>
    <style:style style:name="Tableau1.A1" style:family="table-cell">
      <style:table-cell-properties fo:padding="0.097cm" fo:border-left="none" fo:border-right="none" fo:border-top="none" fo:border-bottom="0.5pt solid #000000"/>
    </style:style>
    <style:style style:name="Tableau1.B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d8bd" officeooo:paragraph-rsid="000bd8bd"/>
    </style:style>
    <style:style style:name="P2" style:family="paragraph" style:parent-style-name="Standard">
      <style:text-properties officeooo:rsid="000bd8bd" officeooo:paragraph-rsid="00114c9c"/>
    </style:style>
    <style:style style:name="P3" style:family="paragraph" style:parent-style-name="Standard">
      <style:text-properties officeooo:rsid="000fc995" officeooo:paragraph-rsid="000fc995"/>
    </style:style>
    <style:style style:name="P4" style:family="paragraph" style:parent-style-name="Standard">
      <style:text-properties fo:font-weight="bold" officeooo:rsid="000fc995" officeooo:paragraph-rsid="000fc995" style:font-weight-asian="bold" style:font-weight-complex="bold"/>
    </style:style>
    <style:style style:name="P5" style:family="paragraph" style:parent-style-name="Standard">
      <style:text-properties fo:font-weight="bold" officeooo:rsid="000fc995" officeooo:paragraph-rsid="00114c9c" style:font-weight-asian="bold" style:font-weight-complex="bold"/>
    </style:style>
    <style:style style:name="P6" style:family="paragraph" style:parent-style-name="Standard">
      <style:paragraph-properties fo:text-align="justify" style:justify-single-word="false"/>
      <style:text-properties fo:font-weight="bold" officeooo:rsid="000fc995" officeooo:paragraph-rsid="00122d68" style:font-weight-asian="bold" style:font-weight-complex="bold"/>
    </style:style>
    <style:style style:name="P7" style:family="paragraph" style:parent-style-name="Standard">
      <style:text-properties officeooo:rsid="00074711" officeooo:paragraph-rsid="000fc995"/>
    </style:style>
    <style:style style:name="P8" style:family="paragraph" style:parent-style-name="Standard">
      <style:paragraph-properties fo:text-align="justify" style:justify-single-word="false"/>
      <style:text-properties officeooo:rsid="00074711" officeooo:paragraph-rsid="000a1f7e"/>
    </style:style>
    <style:style style:name="P9" style:family="paragraph" style:parent-style-name="Standard">
      <style:paragraph-properties fo:text-align="justify" style:justify-single-word="false"/>
      <style:text-properties officeooo:rsid="00074711" officeooo:paragraph-rsid="0013a512"/>
    </style:style>
    <style:style style:name="P10" style:family="paragraph" style:parent-style-name="Standard">
      <style:paragraph-properties fo:text-align="justify" style:justify-single-word="false"/>
      <style:text-properties officeooo:rsid="00074711" officeooo:paragraph-rsid="00084a67"/>
    </style:style>
    <style:style style:name="P11" style:family="paragraph" style:parent-style-name="Standard">
      <style:paragraph-properties fo:text-align="justify" style:justify-single-word="false"/>
      <style:text-properties officeooo:rsid="00114c9c" officeooo:paragraph-rsid="00114c9c"/>
    </style:style>
    <style:style style:name="P12" style:family="paragraph" style:parent-style-name="Standard">
      <style:text-properties officeooo:rsid="00114c9c" officeooo:paragraph-rsid="00114c9c"/>
    </style:style>
    <style:style style:name="P13" style:family="paragraph" style:parent-style-name="Standard">
      <style:paragraph-properties fo:text-align="justify" style:justify-single-word="false"/>
      <style:text-properties officeooo:rsid="00122d68" officeooo:paragraph-rsid="00122d68"/>
    </style:style>
    <style:style style:name="P14" style:family="paragraph" style:parent-style-name="Standard">
      <style:paragraph-properties fo:text-align="justify" style:justify-single-word="false"/>
      <style:text-properties officeooo:rsid="0012c944" officeooo:paragraph-rsid="0012c944"/>
    </style:style>
    <style:style style:name="P15" style:family="paragraph" style:parent-style-name="Standard">
      <style:text-properties fo:font-weight="normal" officeooo:rsid="0012e7eb" officeooo:paragraph-rsid="0012e7eb" style:font-weight-asian="normal" style:font-weight-complex="normal"/>
    </style:style>
    <style:style style:name="P16" style:family="paragraph" style:parent-style-name="Standard">
      <style:paragraph-properties fo:text-align="justify" style:justify-single-word="false"/>
      <style:text-properties fo:font-weight="normal" officeooo:rsid="0012e7eb" officeooo:paragraph-rsid="0012e7eb" style:font-weight-asian="normal" style:font-weight-complex="normal"/>
    </style:style>
    <style:style style:name="P17" style:family="paragraph" style:parent-style-name="Standard">
      <style:paragraph-properties fo:text-align="justify" style:justify-single-word="false"/>
      <style:text-properties officeooo:rsid="0013a512" officeooo:paragraph-rsid="0013a512"/>
    </style:style>
    <style:style style:name="P18" style:family="paragraph" style:parent-style-name="Standard">
      <style:paragraph-properties fo:text-align="justify" style:justify-single-word="false"/>
      <style:text-properties officeooo:rsid="00160320" officeooo:paragraph-rsid="00160320"/>
    </style:style>
    <style:style style:name="P19" style:family="paragraph" style:parent-style-name="Standard">
      <style:paragraph-properties fo:text-align="justify" style:justify-single-word="false"/>
      <style:text-properties officeooo:rsid="00169714" officeooo:paragraph-rsid="00169714"/>
    </style:style>
    <style:style style:name="P20" style:family="paragraph" style:parent-style-name="Standard">
      <style:paragraph-properties fo:text-align="justify" style:justify-single-word="false"/>
      <style:text-properties officeooo:rsid="00188291" officeooo:paragraph-rsid="00188291"/>
    </style:style>
    <style:style style:name="P21" style:family="paragraph" style:parent-style-name="Standard">
      <style:paragraph-properties fo:text-align="justify" style:justify-single-word="false"/>
      <style:text-properties officeooo:rsid="0018bb97" officeooo:paragraph-rsid="0018bb97"/>
    </style:style>
    <style:style style:name="P22" style:family="paragraph" style:parent-style-name="Standard">
      <style:paragraph-properties fo:text-align="justify" style:justify-single-word="false"/>
      <style:text-properties officeooo:rsid="00197d43" officeooo:paragraph-rsid="0019d2af"/>
    </style:style>
    <style:style style:name="P23" style:family="paragraph" style:parent-style-name="Table_20_Contents">
      <style:paragraph-properties fo:text-align="center" style:justify-single-word="false"/>
      <style:text-properties officeooo:rsid="0012c944" officeooo:paragraph-rsid="0012c944"/>
    </style:style>
    <style:style style:name="P24" style:family="paragraph" style:parent-style-name="Table_20_Contents">
      <style:paragraph-properties fo:text-align="center" style:justify-single-word="false"/>
      <style:text-properties officeooo:rsid="0012e7eb" officeooo:paragraph-rsid="0012e7eb"/>
    </style:style>
    <style:style style:name="P25" style:family="paragraph" style:parent-style-name="Table_20_Contents">
      <style:paragraph-properties fo:text-align="center" style:justify-single-word="false"/>
      <style:text-properties fo:color="#0066b3" fo:font-weight="bold" officeooo:rsid="0012c944" officeooo:paragraph-rsid="0012c944" style:font-weight-asian="bold" style:font-weight-complex="bold"/>
    </style:style>
    <style:style style:name="P26" style:family="paragraph" style:parent-style-name="Table_20_Contents">
      <style:paragraph-properties fo:text-align="center" style:justify-single-word="false"/>
      <style:text-properties fo:color="#ed1c24" fo:font-weight="bold" officeooo:rsid="0012c944" officeooo:paragraph-rsid="0012c944" style:font-weight-asian="bold" style:font-weight-complex="bold"/>
    </style:style>
    <style:style style:name="P27" style:family="paragraph" style:parent-style-name="Table_20_Contents">
      <style:paragraph-properties fo:text-align="center" style:justify-single-word="false"/>
      <style:text-properties fo:font-weight="bold" officeooo:rsid="0012c944" officeooo:paragraph-rsid="0012c944" style:font-weight-asian="bold" style:font-weight-complex="bold"/>
    </style:style>
    <style:style style:name="P28" style:family="paragraph" style:parent-style-name="Heading_20_2">
      <style:paragraph-properties fo:break-before="page"/>
    </style:style>
    <style:style style:name="P29" style:family="paragraph" style:parent-style-name="Standard" style:list-style-name="L1">
      <style:text-properties officeooo:rsid="000bd8bd" officeooo:paragraph-rsid="000bd8bd"/>
    </style:style>
    <style:style style:name="P30" style:family="paragraph" style:parent-style-name="Standard" style:list-style-name="L2">
      <style:paragraph-properties fo:text-align="justify" style:justify-single-word="false"/>
      <style:text-properties officeooo:paragraph-rsid="00114c9c"/>
    </style:style>
    <style:style style:name="P31" style:family="paragraph" style:parent-style-name="Standard" style:list-style-name="L3">
      <style:paragraph-properties fo:text-align="justify" style:justify-single-word="false"/>
      <style:text-properties officeooo:rsid="0013a512" officeooo:paragraph-rsid="0013a512"/>
    </style:style>
    <style:style style:name="P32" style:family="paragraph" style:parent-style-name="Standard" style:list-style-name="L4">
      <style:paragraph-properties fo:text-align="justify" style:justify-single-word="false"/>
      <style:text-properties officeooo:rsid="0013a512" officeooo:paragraph-rsid="00160320"/>
    </style:style>
    <style:style style:name="P33" style:family="paragraph" style:parent-style-name="Standard" style:list-style-name="L5">
      <style:paragraph-properties fo:text-align="justify" style:justify-single-word="false"/>
      <style:text-properties officeooo:rsid="0013a512" officeooo:paragraph-rsid="00160320"/>
    </style:style>
    <style:style style:name="P34" style:family="paragraph" style:parent-style-name="Standard" style:list-style-name="L6">
      <style:paragraph-properties fo:text-align="justify" style:justify-single-word="false"/>
      <style:text-properties officeooo:rsid="00169714" officeooo:paragraph-rsid="00169714"/>
    </style:style>
    <style:style style:name="P35" style:family="paragraph" style:parent-style-name="Standard" style:list-style-name="L6">
      <style:paragraph-properties fo:text-align="justify" style:justify-single-word="false"/>
      <style:text-properties officeooo:rsid="00169714" officeooo:paragraph-rsid="001a863b"/>
    </style:style>
    <style:style style:name="P36" style:family="paragraph" style:parent-style-name="Standard">
      <style:text-properties fo:font-weight="normal" officeooo:rsid="001c0e65" officeooo:paragraph-rsid="001c8af5" style:font-weight-asian="normal" style:font-weight-complex="normal"/>
    </style:style>
    <style:style style:name="T1" style:family="text">
      <style:text-properties officeooo:rsid="00084a67"/>
    </style:style>
    <style:style style:name="T2" style:family="text">
      <style:text-properties style:font-name="Liberation Serif1" officeooo:rsid="000a1f7e"/>
    </style:style>
    <style:style style:name="T3" style:family="text">
      <style:text-properties style:font-name="Liberation Serif1" officeooo:rsid="0012c944"/>
    </style:style>
    <style:style style:name="T4" style:family="text">
      <style:text-properties style:font-name="Liberation Serif1" officeooo:rsid="0013a512"/>
    </style:style>
    <style:style style:name="T5" style:family="text">
      <style:text-properties style:font-name="Liberation Serif1" officeooo:rsid="001a863b"/>
    </style:style>
    <style:style style:name="T6" style:family="text">
      <style:text-properties officeooo:rsid="000fc995"/>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b3b8f"/>
    </style:style>
    <style:style style:name="T9" style:family="text">
      <style:text-properties officeooo:rsid="000a1f7e"/>
    </style:style>
    <style:style style:name="T10" style:family="text">
      <style:text-properties officeooo:rsid="00114c9c"/>
    </style:style>
    <style:style style:name="T11" style:family="text">
      <style:text-properties fo:font-weight="bold" style:font-weight-asian="bold" style:font-weight-complex="bold"/>
    </style:style>
    <style:style style:name="T12" style:family="text">
      <style:text-properties fo:font-weight="bold" officeooo:rsid="001b3b8f" style:font-weight-asian="bold" style:font-weight-complex="bold"/>
    </style:style>
    <style:style style:name="T13" style:family="text">
      <style:text-properties officeooo:rsid="00122d68"/>
    </style:style>
    <style:style style:name="T14" style:family="text">
      <style:text-properties officeooo:rsid="0012c944"/>
    </style:style>
    <style:style style:name="T15" style:family="text">
      <style:text-properties officeooo:rsid="0013a512"/>
    </style:style>
    <style:style style:name="T16" style:family="text">
      <style:text-properties officeooo:rsid="00142a94"/>
    </style:style>
    <style:style style:name="T17" style:family="text">
      <style:text-properties officeooo:rsid="00160320"/>
    </style:style>
    <style:style style:name="T18" style:family="text">
      <style:text-properties officeooo:rsid="00188291"/>
    </style:style>
    <style:style style:name="T19" style:family="text">
      <style:text-properties officeooo:rsid="0018bb97"/>
    </style:style>
    <style:style style:name="T20" style:family="text">
      <style:text-properties officeooo:rsid="0019d2af"/>
    </style:style>
    <style:style style:name="T21" style:family="text">
      <style:text-properties officeooo:rsid="001b3b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ctivité Modélisation</text:p>
      <text:p text:style-name="P12"><text:span text:style-name="T11">Objectif </text:span><text:span text:style-name="T12">de l’activité</text:span><text:span text:style-name="T11"> :</text:span> Modéliser par des fonctions.</text:p>
      <text:p text:style-name="P12"/>
      <text:p text:style-name="P2">Travail en groupes. </text:p>
      <text:p text:style-name="P2"><text:span text:style-name="T7">3 types de documents différents </text:span><text:span text:style-name="T8">(un seul est fourni pour un groupe)</text:span> :</text:p>
      <text:list xml:id="list3634318641" text:style-name="L1">
        <text:list-item>
          <text:p text:style-name="P29">relevé de position des 2 voitures </text:p>
        </text:list-item>
        <text:list-item>
          <text:p text:style-name="P29">information de la vitesse de chaque <text:span text:style-name="T6">voiture</text:span> + <text:span text:style-name="T6">heure </text:span>départ</text:p>
        </text:list-item>
        <text:list-item>
          <text:p text:style-name="P29">deux points de relevé + info que la vitesse est constante.</text:p>
        </text:list-item>
      </text:list>
      <text:p text:style-name="P3"/>
      <text:p text:style-name="P4">Énonc<text:span text:style-name="T21">é</text:span> commun :</text:p>
      <text:p text:style-name="P36">[Animation : <text:a xlink:type="simple" xlink:href="https://enseignantgolfouse.github.io/Programmes/voitures/Voitures" text:style-name="Internet_20_link" text:visited-style-name="Visited_20_Internet_20_Link">https://enseignantgolfouse.github.io/Programmes/voitures/Voitures</text:a> ] Que pensez-vous <text:s/>va se passer ?</text:p>
      <text:p text:style-name="P7">Deux voitures, <text:span text:style-name="T15">une bleue et une rouge </text:span>circulent sur <text:span text:style-name="T1">l’</text:span>autoroute <text:span text:style-name="T1">de la Lune.</text:span></text:p>
      <text:p text:style-name="P3">Étudier les documents à votre disposition pour répondre aux deux questions :</text:p>
      <text:list xml:id="list1370402706" text:style-name="L2">
        <text:list-item>
          <text:p text:style-name="P30"><text:span text:style-name="T2">L’autoroute de la Lune se termine au km </text:span><text:span text:style-name="T3">100</text:span><text:span text:style-name="T2">. Laquelle des deux voitures quittera l’autoroute la première.</text:span></text:p>
        </text:list-item>
        <text:list-item>
          <text:p text:style-name="P30"><text:span text:style-name="T4">Les deux voitures se retrouvent-elles côte-à-côte à un moment ? Si oui, quand et à</text:span><text:span text:style-name="T9"> quel <text:s/>kilomètre ?</text:span></text:p>
        </text:list-item>
      </text:list>
      <text:p text:style-name="P13">Vous devrez pour cela utiliser le repère à votre disposition.</text:p>
      <text:p text:style-name="P1"/>
      <text:p text:style-name="P4">Document 1 :</text:p>
      <text:p text:style-name="P16">La position des deux voitures sur l’autoroute a été relevée à différents moments. Voici le relevé kilométrique :</text:p>
      <text:p text:style-name="P15"/>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F"/>
        <table:table-row table:style-name="TableLine94397300413840">
          <table:table-cell table:style-name="Tableau1.A1" office:value-type="string">
            <text:p text:style-name="P23"/>
          </table:table-cell>
          <table:table-cell table:style-name="Tableau1.B1" office:value-type="string">
            <text:p text:style-name="P27">12h57</text:p>
          </table:table-cell>
          <table:table-cell table:style-name="Tableau1.B1" office:value-type="string">
            <text:p text:style-name="P27">13h</text:p>
          </table:table-cell>
          <table:table-cell table:style-name="Tableau1.B1" office:value-type="string">
            <text:p text:style-name="P27">13h12</text:p>
          </table:table-cell>
          <table:table-cell table:style-name="Tableau1.B1" office:value-type="string">
            <text:p text:style-name="P27">13h30</text:p>
          </table:table-cell>
          <table:table-cell table:style-name="Tableau1.F1" office:value-type="string">
            <text:p text:style-name="P27">13h33</text:p>
          </table:table-cell>
        </table:table-row>
        <table:table-row table:style-name="TableLine94397253903840">
          <table:table-cell table:style-name="Tableau1.A2" office:value-type="string">
            <text:p text:style-name="P26">Voiture rouge</text:p>
          </table:table-cell>
          <table:table-cell table:style-name="Tableau1.A2" office:value-type="string">
            <text:p text:style-name="P24">20</text:p>
          </table:table-cell>
          <table:table-cell table:style-name="Tableau1.A2" office:value-type="string">
            <text:p text:style-name="P24">25</text:p>
          </table:table-cell>
          <table:table-cell table:style-name="Tableau1.A2" office:value-type="string">
            <text:p text:style-name="P24">45</text:p>
          </table:table-cell>
          <table:table-cell table:style-name="Tableau1.A2" office:value-type="string">
            <text:p text:style-name="P24">75</text:p>
          </table:table-cell>
          <table:table-cell table:style-name="Tableau1.F2" office:value-type="string">
            <text:p text:style-name="P24">80</text:p>
          </table:table-cell>
        </table:table-row>
        <table:table-row table:style-name="TableLine94397253907584">
          <table:table-cell table:style-name="Tableau1.A2" office:value-type="string">
            <text:p text:style-name="P25">Voiture bleue</text:p>
          </table:table-cell>
          <table:table-cell table:style-name="Tableau1.A2" office:value-type="string">
            <text:p text:style-name="P23">6</text:p>
          </table:table-cell>
          <table:table-cell table:style-name="Tableau1.A2" office:value-type="string">
            <text:p text:style-name="P23">12</text:p>
          </table:table-cell>
          <table:table-cell table:style-name="Tableau1.A2" office:value-type="string">
            <text:p text:style-name="P23">36</text:p>
          </table:table-cell>
          <table:table-cell table:style-name="Tableau1.A2" office:value-type="string">
            <text:p text:style-name="P23">72</text:p>
          </table:table-cell>
          <table:table-cell table:style-name="Tableau1.F2" office:value-type="string">
            <text:p text:style-name="P23">78</text:p>
          </table:table-cell>
        </table:table-row>
      </table:table>
      <text:p text:style-name="P3"/>
      <text:p text:style-name="P3"/>
      <text:p text:style-name="P5">Document <text:span text:style-name="T10">2</text:span> :</text:p>
      <text:p text:style-name="P11">La voiture rouge <text:span text:style-name="T14">roule à 100 km/h. Elle part à 12h45.</text:span></text:p>
      <text:p text:style-name="P14">La voiture bleue roule à 120 km/h. Elle part à 12h54.</text:p>
      <text:p text:style-name="P8"/>
      <text:p text:style-name="P6">Document <text:span text:style-name="T13">3</text:span> :</text:p>
      <text:p text:style-name="P17">On note l’heure de passage des deux voitures au km 12 :</text:p>
      <text:list xml:id="list3542484131" text:style-name="L3">
        <text:list-item>
          <text:p text:style-name="P31">la voiture rouge y passe à 12h52 et 12 secondes</text:p>
        </text:list-item>
        <text:list-item>
          <text:p text:style-name="P31">la voiture bleue y passe à 13h<text:span text:style-name="T19">00.</text:span></text:p>
        </text:list-item>
      </text:list>
      <text:p text:style-name="P18">Et au km 80 :</text:p>
      <text:list xml:id="list601440800" text:style-name="L4">
        <text:list-item>
          <text:p text:style-name="P32">la voiture rouge y passe à 1<text:span text:style-name="T17">3</text:span>h<text:span text:style-name="T17">33</text:span> </text:p>
        </text:list-item>
        <text:list-item>
          <text:p text:style-name="P32">la voiture bleue y passe à 13h<text:span text:style-name="T17">34.</text:span></text:p>
        </text:list-item>
      </text:list>
      <text:p text:style-name="P9"/>
      <text:p text:style-name="P10"/>
      <text:p text:style-name="P17"><text:span text:style-name="T7">Réponses</text:span> :</text:p>
      <text:list xml:id="list3369550975" text:style-name="L5">
        <text:list-item>
          <text:p text:style-name="P33">La voiture bleue arrive à <text:span text:style-name="T16">13h44 tandis que la rouge arrive à 13h45.</text:span></text:p>
        </text:list-item>
        <text:list-item>
          <text:p text:style-name="P33">Croisement au km 90 à 13h39 (la voiture bleue double la rouge)</text:p>
        </text:list-item>
      </text:list>
      <text:p text:style-name="P17"/>
      <text:p text:style-name="P17"/>
      <text:h text:style-name="P28" text:outline-level="2">Analyse de l’activité</text:h>
      <text:p text:style-name="P19">L’objectif de l’activité est d’utiliser une modélisation par des fonctions (ici affines) afin de répondre aux deux questions : </text:p>
      <text:list xml:id="list3430579717" text:style-name="L6">
        <text:list-item>
          <text:p text:style-name="P34"><text:span text:style-name="T5">À</text:span> la question 1 par la lecture de l’antécédent de 100 (heure d’arrivée des deux voitures)</text:p>
        </text:list-item>
        <text:list-item>
          <text:p text:style-name="P35"><text:span text:style-name="T5">À</text:span> la question 2 par le point d’intersection des deux droites</text:p>
        </text:list-item>
      </text:list>
      <text:p text:style-name="P19"/>
      <text:p text:style-name="P20">Les élèves sont fortement incités à utiliser cette modélisation puisqu’on leur fournit un repère qu’ils doivent utiliser.</text:p>
      <text:p text:style-name="P19"/>
      <text:p text:style-name="P19">La plus grosse difficulté pour les élèves sera de convertir les heures en nombres décimaux afin de placer les points sur les graphes. <text:span text:style-name="T18">Pour y pallier, on peut choisir de graduer le repère plus ou moins précisément. Cela peut aussi être adapté en fonction des élèves et de leurs difficultés.</text:span></text:p>
      <text:p text:style-name="P19"/>
      <text:p text:style-name="P20">Le document 1 <text:span text:style-name="T19">nous semble le plus facile à exploiter : il peut être donné aux groupes avec le plus de difficultés.</text:span></text:p>
      <text:p text:style-name="P21">Réponse attendue : Placer les points sur le graphe, tracer les deux droites. Puis réponses justifiées aux deux questions.</text:p>
      <text:p text:style-name="P21"/>
      <text:p text:style-name="P21">Le document 2 demande une étape de plus. </text:p>
      <text:p text:style-name="P21">Réponse attendue : L’information du point de départ est donnée. Les élèves doivent ensuite exploiter l’information sur la vitesse pour trouver un 2ème point et pouvoir tracer les deux droites. Ils peuvent par exemple trouver l’heure d’arrivée (km 100) de chaque voiture et ainsi répondre à la question 1 par le calcul. Le tracé des droites leur permet de répondre à la 2ème question.</text:p>
      <text:p text:style-name="P21"/>
      <text:p text:style-name="P21">Le document 3 est intermédiaire en terme de difficulté. </text:p>
      <text:p text:style-name="P21">Réponse attendue : Deux points sont donnés. L’information sur le régulateur de vitesse doit inciter les élèves à faire l’hypothèse d’une vitesse constante. Ils peuvent ainsi tracer les deux droites et répondre aux questions.</text:p>
      <text:p text:style-name="P21"/>
      <text:p text:style-name="P22">Le travail en groupe peut permettre de favoriser l’entraide entre élèves et soutenir les élèves aux besoins particuliers. </text:p>
      <text:p text:style-name="P22">Les élèves ayant plus de facilité et travaillant plus vite peuvent traiter plusieurs documents afin ensuite d’aller aider leurs camarades ayant du mal à démarrer. <text:span text:style-name="T20">Voir même de trouver l’expression algébrique des deux fonctions et de valider leurs réponses par le calcul. </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16:57.201000000</meta:creation-date>
    <dc:date>2022-10-03T16:14:51.208925832</dc:date>
    <meta:editing-duration>PT1H26M30S</meta:editing-duration>
    <meta:editing-cycles>21</meta:editing-cycles>
    <meta:generator>LibreOffice/6.4.7.2$Linux_X86_64 LibreOffice_project/40$Build-2</meta:generator>
    <meta:document-statistic meta:table-count="1" meta:image-count="0" meta:object-count="0" meta:page-count="2" meta:paragraph-count="60" meta:word-count="624" meta:character-count="3590" meta:non-whitespace-character-count="3029"/>
  </office:meta>
</office:document-meta>
</file>